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style:font-name="Times New Roman" style:font-name-asian="Times New Roman1" style:font-name-complex="Times New Roman1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 style:master-page-name="Standard">
      <style:paragraph-properties fo:margin-top="0cm" fo:margin-bottom="0cm" style:contextual-spacing="false" fo:line-height="100%" style:page-number="auto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Fábrica de Software – Instituto de Informática – Universidade Federal de Goiás</text:span></text:p>
      <text:p text:style-name="P3"><text:span text:style-name="T1">Nome do Projeto</text:span></text:p>
      <text:p text:style-name="Standard"><text:span text:style-name="T1">Relatório Individual</text:span></text:p>
      <text:p text:style-name="Standard"/>
      <text:p text:style-name="P1"><text:span text:style-name="T2">Aluno</text:span><text:span text:style-name="T1">: Rafael Braga<text:tab/><text:tab/><text:tab/><text:tab/><text:tab/></text:span><text:span text:style-name="T2">Data:</text:span><text:span text:style-name="T1"> 04/10</text:span><text:bookmark text:name="_GoBack"/><text:span text:style-name="T1">/2013</text:span></text:p>
      <text:p text:style-name="P1"><text:span text:style-name="T1">Fa</text:span><text:span text:style-name="T2">se/Iteração:</text:span><text:span text:style-name="T1"> Sprint 1<text:tab/><text:tab/></text:span><text:span text:style-name="T2">Esforço Total:</text:span><text:span text:style-name="T1"> 4 horas</text:span></text:p>
      <text:p text:style-name="P2"/>
      <text:p text:style-name="P1"><text:span text:style-name="T2">Atividade: Estudo do Escopo do Projeto</text:span><text:span text:style-name="T1"><text:tab/><text:tab/><text:tab/></text:span><text:span text:style-name="T2">Esforço: 4 horas</text:span></text:p>
      <text:p text:style-name="P1"><text:span text:style-name="T1">Descrição: Estudar o escopo do projeto, estudar requisitos do projeto<text:tab/><text:tab/></text:span></text:p>
      <text:p text:style-name="P1"><text:span text:style-name="T1">Produtos: Conhecimento sobre o projeto</text:span></text:p>
      <text:p text:style-name="P1"><text:span text:style-name="T1">Equipe: VAL</text:span></text:p>
      <text:p text:style-name="P1"><text:span text:style-name="T1">Artefato: N/A</text:span></text:p>
      <text:p text:style-name="P1"><text:span text:style-name="T2">Atividade: Estruturação do trabalho a ser desenvolvido</text:span><text:span text:style-name="T1"><text:tab/><text:tab/></text:span><text:span text:style-name="T2">Esforço: 4 horas</text:span></text:p>
      <text:p text:style-name="P1"><text:span text:style-name="T1">Descrição: Em reunião com a equipe, estabelecer o processo que será seguido para o trabalho de validação. <text:tab/><text:tab/></text:span></text:p>
      <text:p text:style-name="P1"><text:span text:style-name="T1">Produtos: Fluxo de trabalho definido.</text:span></text:p>
      <text:p text:style-name="P1"><text:span text:style-name="T1">Equipe: VAL</text:span></text:p>
      <text:p text:style-name="P1"><text:span text:style-name="T1">Artefato: N/A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6%" fo:orphans="2" fo:widows="2" fo:hyphenation-ladder-count="no-limit" style:vertical-align="baseline" style:writing-mode="lr-tb"/>
      <style:text-properties fo:color="#000000" style:font-name="Arial" style:letter-kerning="true" style:font-name-asian="Arial1" style:language-asian="pt" style:country-asian="BR" style:font-name-complex="Arial1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ssa Gonçalves Guimarães</meta:initial-creator>
    <meta:editing-cycles>2</meta:editing-cycles>
    <meta:creation-date>2013-10-11T01:47:00</meta:creation-date>
    <dc:date>2013-10-11T19:14:02</dc:date>
    <meta:editing-duration>PT3S</meta:editing-duration>
    <meta:generator>LibreOffice/3.5$Linux_X86_64 LibreOffice_project/350m1$Build-413</meta:generator>
    <meta:document-statistic meta:table-count="0" meta:image-count="0" meta:object-count="0" meta:page-count="1" meta:paragraph-count="15" meta:word-count="93" meta:character-count="631" meta:non-whitespace-character-count="54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